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5e6f" officeooo:paragraph-rsid="00135e6f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35e6f" officeooo:paragraph-rsid="00135e6f" style:font-weight-asian="bold" style:font-weight-complex="bold"/>
    </style:style>
    <style:style style:name="P3" style:family="paragraph" style:parent-style-name="Standard">
      <style:text-properties officeooo:rsid="0013a8d2" officeooo:paragraph-rsid="0013a8d2"/>
    </style:style>
    <style:style style:name="P4" style:family="paragraph" style:parent-style-name="Standard">
      <style:text-properties officeooo:rsid="00154c85" officeooo:paragraph-rsid="00154c85"/>
    </style:style>
    <style:style style:name="P5" style:family="paragraph" style:parent-style-name="Standard">
      <style:text-properties officeooo:rsid="0019448a" officeooo:paragraph-rsid="0019448a"/>
    </style:style>
    <style:style style:name="P6" style:family="paragraph" style:parent-style-name="Standard">
      <style:text-properties officeooo:rsid="00154c85" officeooo:paragraph-rsid="00154c85"/>
    </style:style>
    <style:style style:name="P7" style:family="paragraph" style:parent-style-name="Standard">
      <style:text-properties officeooo:rsid="001a577a" officeooo:paragraph-rsid="001a577a"/>
    </style:style>
    <style:style style:name="T1" style:family="text">
      <style:text-properties officeooo:rsid="00173ea3"/>
    </style:style>
    <style:style style:name="T2" style:family="text">
      <style:text-properties officeooo:rsid="001a577a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undamentos de Projeto e análise de Algoritmos </text:p>
      <text:p text:style-name="P2">Tempo de execução de algoritmos</text:p>
      <text:p text:style-name="P1"/>
      <text:p text:style-name="P1">Aluno: Renato Paganini Thurler Filho</text:p>
      <text:p text:style-name="P1">Matrícula: 754342</text:p>
      <text:p text:style-name="P1"/>
      <text:p text:style-name="P5">Os documentos e script estão no github nesse link:</text:p>
      <text:p text:style-name="P5"><text:a xlink:type="simple" xlink:href="https://github.com/Renato-Paganini/FPAA_atividade_2" text:style-name="Internet_20_link" text:visited-style-name="Visited_20_Internet_20_Link">Renato-Paganini/FPAA_atividade_2 (github.com)</text:a> </text:p>
      <text:p text:style-name="P5"/>
      <text:p text:style-name="P1"/>
      <text:p text:style-name="P1">Primeira parte:</text:p>
      <text:p text:style-name="P1"/>
      <text:p text:style-name="P1">a) Os testes foram feitos em uma máquina rodando windows 10 Pro versão 22H2 que possuí um processador Intel i5-7600 com clock de 3.50 GHz com 8Gb de memória RAM ddr4 1800 MHz.</text:p>
      <text:p text:style-name="P1"/>
      <text:p text:style-name="P1">b) Para essa parte eu criei um script em Java para criar 50 vetores aleatórios de cada um dos tamanhos e executar o quicksort() seguido do selectionSort() nos vetores e registrar em um txt o tempo médio para cada tamanho.</text:p>
      <text:p text:style-name="P1"/>
      <text:p text:style-name="P3">c) Essa parte foi realizada no script em java <text:span text:style-name="T2">que pode ser visto entrando no repositório encontrado no link.</text:span></text:p>
      <text:p text:style-name="P3"/>
      <text:p text:style-name="P4">d) <text:span text:style-name="T1">Tabela dos tempos de execução e um gráfico de dispersão.</text:span></text:p>
      <text:p text:style-name="P4"/>
      <text:p text:style-name="P7"/>
      <text:p text:style-name="P4"/>
      <text:p text:style-name="P4"><draw:frame draw:style-name="fr1" draw:name="Object1" text:anchor-type="char" svg:width="21.001cm" svg:height="12.29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><text:soft-page-break/></text:p>
      <text:p text:style-name="P7">Vamos analizar os resultados obtidos. O algoritmo quickSort() é O(nlogn) e o insertionSort() é O(n²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4T19:41:00.224000000</dc:date>
    <meta:editing-duration>PT20M5S</meta:editing-duration>
    <meta:editing-cycles>5</meta:editing-cycles>
    <meta:generator>LibreOffice/7.2.0.4$Windows_X86_64 LibreOffice_project/9a9c6381e3f7a62afc1329bd359cc48accb6435b</meta:generator>
    <meta:document-statistic meta:table-count="0" meta:image-count="0" meta:object-count="1" meta:page-count="2" meta:paragraph-count="12" meta:word-count="152" meta:character-count="905" meta:non-whitespace-character-count="765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cm" svg:height="12.294cm" xlink:href="." xlink:type="simple" chart:class="chart:scatter" chart:style-name="ch1">
        <chart:legend chart:legend-position="end" svg:x="18.737cm" svg:y="5.848cm" style:legend-expansion="high" chart:style-name="ch2"/>
        <chart:plot-area chart:style-name="ch3" chart:data-source-has-labels="both" svg:x="1.431cm" svg:y="0.245cm" svg:width="16.886cm" svg:height="10.823cm">
          <chart:coordinate-region svg:x="2.608cm" svg:y="0.444cm" svg:width="15.152cm" svg:height="9.977cm"/>
          <chart:axis chart:dimension="x" chart:name="primary-x" chart:style-name="ch4" chartooo:axis-type="auto">
            <chart:title svg:x="8.705cm" svg:y="11.313cm" chart:style-name="ch5">
              <text:p>Tamanho Vetor</text:p>
            </chart:title>
            <chart:categories table:cell-range-address="local-table.$A$2:.$A$9"/>
          </chart:axis>
          <chart:axis chart:dimension="y" chart:name="primary-y" chart:style-name="ch6">
            <chart:title svg:x="0.451cm" svg:y="7.486cm" chart:style-name="ch7">
              <text:p>Tempo em Milisegundos</text:p>
            </chart:title>
            <chart:grid chart:style-name="ch8" chart:class="major"/>
          </chart:axis>
          <chart:series chart:style-name="ch9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000">
                <text:p>65000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000">
                <text:p>65000</text:p>
              </table:table-cell>
              <table:table-cell office:value-type="float" office:value="874.2">
                <text:p>874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000">
                <text:p>125000</text:p>
              </table:table-cell>
              <table:table-cell office:value-type="float" office:value="8.44">
                <text:p>8.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000">
                <text:p>125000</text:p>
              </table:table-cell>
              <table:table-cell office:value-type="float" office:value="3434.86">
                <text:p>3434.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00">
                <text:p>250000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00">
                <text:p>250000</text:p>
              </table:table-cell>
              <table:table-cell office:value-type="float" office:value="13789.5">
                <text:p>13789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5000">
                <text:p>375000</text:p>
              </table:table-cell>
              <table:table-cell office:value-type="float" office:value="32.94">
                <text:p>32.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5000">
                <text:p>375000</text:p>
              </table:table-cell>
              <table:table-cell office:value-type="float" office:value="30865.98">
                <text:p>30865.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